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 long years for Marie</text:p>
      <text:p text:style-name="P2"/>
      <text:p text:style-name="P2">Ten long years without your love,</text:p>
      <text:p text:style-name="P2">ten long years alone.</text:p>
      <text:p text:style-name="P2">Ten long years without your callin' voice,</text:p>
      <text:p text:style-name="P2">for me to atone.</text:p>
      <text:p text:style-name="P2">Ten long years with a ball and chain,</text:p>
      <text:p text:style-name="P2">ten long years away.</text:p>
      <text:p text:style-name="P2">Ten long years with a poundin' heart,</text:p>
      <text:p text:style-name="P2">that loves you to this day.</text:p>
      <text:p text:style-name="P2"/>
      <text:p text:style-name="P2">Oh set me free, set me free, set me free.</text:p>
      <text:p text:style-name="P2">I'm coming home, with the key, with the key.</text:p>
      <text:p text:style-name="P2">Oh set me free, set me free, set me free.</text:p>
      <text:p text:style-name="P2">I'm coming home, coming home, Marie.</text:p>
      <text:p text:style-name="P2"/>
      <text:p text:style-name="P2">Ten long years without my baby cryin',</text:p>
      <text:p text:style-name="P2">blissful in my ear.</text:p>
      <text:p text:style-name="P2">Ten long years in dark tunnels tryin',</text:p>
      <text:p text:style-name="P2">to find a hodlums prayer.</text:p>
      <text:p text:style-name="P2">Ten long years on broken glass,</text:p>
      <text:p text:style-name="P2">without a hand to hold.</text:p>
      <text:p text:style-name="P2">Ten long years without my brothers,</text:p>
      <text:p text:style-name="P2">keeping out the cold.</text:p>
      <text:p text:style-name="P2"/>
      <text:p text:style-name="P2">Oh set me free, set me free, set me free.</text:p>
      <text:p text:style-name="P2">I'm coming home, with the key, with the key.</text:p>
      <text:p text:style-name="P2">Oh set me free, set me free, set me free.</text:p>
      <text:p text:style-name="P2">I'm coming home, coming home, Marie.</text:p>
      <text:p text:style-name="P2"/>
      <text:p text:style-name="P2">What goes up must come back down,</text:p>
      <text:p text:style-name="P2">whats locked must be unlocked.</text:p>
      <text:p text:style-name="P2">When I saw your eyes that fateful day,</text:p>
      <text:p text:style-name="P2">I knew I should have knocked.</text:p>
      <text:p text:style-name="P2">Its now ten long years since I shot him dead,</text:p>
      <text:p text:style-name="P2">and I pushed you down the stairs.</text:p>
      <text:p text:style-name="P2">Ten long years since I locked that cellardoor,</text:p>
      <text:p text:style-name="P2">and drove off with my tears.</text:p>
      <text:p text:style-name="P2"/>
      <text:p text:style-name="P2">Lord set me free, set me free, set me free.</text:p>
      <text:p text:style-name="P2">I'm coming home, with the key, with the key.</text:p>
      <text:p text:style-name="P2">Lord set me free, set me free, set me free.</text:p>
      <text:p text:style-name="P2">I'm coming home, coming home, Mar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sbjørn Andersen</meta:initial-creator>
    <meta:creation-date>2008-06-14T16:53:14</meta:creation-date>
    <dc:creator>Asbjørn Andersen</dc:creator>
    <dc:date>2008-06-14T17:21:32</dc:date>
    <meta:editing-cycles>21</meta:editing-cycles>
    <meta:editing-duration>PT28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257" meta:character-count="1259"/>
  </office:meta>
</office:document-meta>
</file>